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655cm" fo:min-width="8.39cm"/>
      <style:paragraph-properties style:writing-mode="lr-tb"/>
    </style:style>
    <style:style style:name="gr2" style:family="graphic" style:parent-style-name="standard">
      <style:graphic-properties draw:textarea-horizontal-align="justify" draw:textarea-vertical-align="middle" draw:auto-grow-height="false" fo:min-height="1.655cm" fo:min-width="6.168cm"/>
      <style:paragraph-properties style:writing-mode="lr-tb"/>
    </style:style>
    <style:style style:name="gr3" style:family="graphic" style:parent-style-name="standard">
      <style:graphic-properties draw:textarea-horizontal-align="justify" draw:textarea-vertical-align="middle" draw:auto-grow-height="false" fo:min-height="1.337cm" fo:min-width="6.168cm"/>
      <style:paragraph-properties style:writing-mode="lr-tb"/>
    </style:style>
    <style:style style:name="gr4" style:family="graphic" style:parent-style-name="standard">
      <style:graphic-properties draw:textarea-horizontal-align="justify" draw:textarea-vertical-align="middle" draw:auto-grow-height="false" fo:min-height="1.338cm" fo:min-width="8.39cm"/>
      <style:paragraph-properties style:writing-mode="lr-tb"/>
    </style:style>
    <style:style style:name="gr5" style:family="graphic" style:parent-style-name="standard">
      <style:graphic-properties draw:textarea-horizontal-align="justify" draw:textarea-vertical-align="middle" draw:auto-grow-height="false" fo:min-height="1.655cm" fo:min-width="8.073cm"/>
      <style:paragraph-properties style:writing-mode="lr-tb"/>
    </style:style>
    <style:style style:name="gr6" style:family="graphic" style:parent-style-name="standard">
      <style:graphic-properties draw:textarea-horizontal-align="justify" draw:textarea-vertical-align="middle" draw:auto-grow-height="false" fo:min-height="2.222cm" fo:min-width="4.063cm" fo:wrap-option="wrap"/>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 style:family="graphic" style:parent-style-name="objectwithoutfill">
      <style:graphic-properties svg:stroke-width="0.159cm" draw:marker-start-width="0.438cm" draw:marker-end="Arrowheads_20_4" draw:marker-end-width="0.538cm" draw:fill="none" draw:textarea-vertical-align="middle" fo:padding-top="0.204cm" fo:padding-bottom="0.204cm" fo:padding-left="0.329cm" fo:padding-right="0.329cm"/>
    </style:style>
    <style:style style:name="gr9" style:family="graphic" style:parent-style-name="objectwithoutfill">
      <style:graphic-properties svg:stroke-width="0.159cm" draw:marker-start="Arrowheads_20_6" draw:marker-start-width="0.538cm" draw:marker-end="Arrowheads_20_7" draw:marker-end-width="0.538cm" draw:fill="none" draw:textarea-vertical-align="middle" fo:padding-top="0.204cm" fo:padding-bottom="0.204cm" fo:padding-left="0.329cm" fo:padding-right="0.329cm"/>
    </style:style>
    <style:style style:name="gr10" style:family="graphic" style:parent-style-name="objectwithoutfill">
      <style:graphic-properties svg:stroke-width="0.159cm" draw:marker-start="Arrowheads_20_8" draw:marker-start-width="0.538cm" draw:marker-end="Arrowheads_20_9" draw:marker-end-width="0.538cm" draw:fill="none" draw:textarea-vertical-align="middle" fo:padding-top="0.204cm" fo:padding-bottom="0.204cm" fo:padding-left="0.329cm" fo:padding-right="0.329cm"/>
    </style:style>
    <style:style style:name="gr11" style:family="graphic" style:parent-style-name="objectwithoutfill">
      <style:graphic-properties svg:stroke-width="0.159cm" draw:marker-start="Arrowheads_20_10" draw:marker-start-width="0.538cm" draw:marker-end="Arrowheads_20_11" draw:marker-end-width="0.538cm" draw:fill="none" draw:textarea-vertical-align="middle" fo:padding-top="0.204cm" fo:padding-bottom="0.204cm" fo:padding-left="0.329cm" fo:padding-right="0.329cm"/>
    </style:style>
    <style:style style:name="gr12" style:family="graphic" style:parent-style-name="objectwithoutfill">
      <style:graphic-properties svg:stroke-width="0.159cm" draw:marker-start="Arrowheads_20_12" draw:marker-start-width="0.538cm" draw:marker-end="Arrowheads_20_13" draw:marker-end-width="0.538cm" draw:fill="none" draw:textarea-vertical-align="middle" fo:padding-top="0.204cm" fo:padding-bottom="0.204cm" fo:padding-left="0.329cm" fo:padding-right="0.329cm"/>
    </style:style>
    <style:style style:name="gr13" style:family="graphic" style:parent-style-name="objectwithoutfill">
      <style:graphic-properties svg:stroke-width="0.159cm" draw:marker-start="Arrowheads_20_14" draw:marker-start-width="0.538cm" draw:marker-end="Arrowheads_20_15" draw:marker-end-width="0.538cm" draw:fill="none" draw:textarea-vertical-align="middle" fo:padding-top="0.204cm" fo:padding-bottom="0.204cm" fo:padding-left="0.329cm" fo:padding-right="0.329cm"/>
    </style:style>
    <style:style style:name="gr14" style:family="graphic" style:parent-style-name="objectwithoutfill">
      <style:graphic-properties svg:stroke-width="0.159cm" draw:marker-start="Arrowheads_20_16" draw:marker-start-width="0.538cm" draw:marker-end="Arrowheads_20_17" draw:marker-end-width="0.538cm" draw:fill="none" draw:textarea-vertical-align="middle" fo:padding-top="0.204cm" fo:padding-bottom="0.204cm" fo:padding-left="0.329cm" fo:padding-right="0.329cm"/>
    </style:style>
    <style:style style:name="gr15" style:family="graphic" style:parent-style-name="objectwithoutfill">
      <style:graphic-properties svg:stroke-width="0.159cm" draw:marker-start="Arrowheads_20_18" draw:marker-start-width="0.538cm" draw:marker-end="Arrowheads_20_19" draw:marker-end-width="0.538cm" draw:fill="none" draw:textarea-vertical-align="middle" fo:padding-top="0.204cm" fo:padding-bottom="0.204cm" fo:padding-left="0.329cm" fo:padding-right="0.329cm"/>
    </style:style>
    <style:style style:name="gr16" style:family="graphic" style:parent-style-name="standard">
      <style:graphic-properties draw:textarea-horizontal-align="justify" draw:textarea-vertical-align="middle" draw:auto-grow-height="false" fo:min-height="1.337cm" fo:min-width="6.485cm"/>
      <style:paragraph-properties style:writing-mode="lr-tb"/>
    </style:style>
    <style:style style:name="gr17" style:family="graphic" style:parent-style-name="objectwithoutfill">
      <style:graphic-properties svg:stroke-width="0.159cm" draw:marker-start="Arrowheads_20_20" draw:marker-start-width="0.538cm" draw:marker-end="Arrowheads_20_21" draw:marker-end-width="0.538cm" draw:fill="none" draw:textarea-vertical-align="middle" fo:padding-top="0.204cm" fo:padding-bottom="0.204cm" fo:padding-left="0.329cm" fo:padding-right="0.329cm"/>
    </style:style>
    <style:style style:name="gr18" style:family="graphic" style:parent-style-name="standard">
      <style:graphic-properties draw:stroke="none" svg:stroke-color="#000000" draw:fill="none" draw:fill-color="#ffffff" fo:min-height="13.427cm"/>
      <style:paragraph-properties style:writing-mode="lr-tb"/>
    </style:style>
    <style:style style:name="gr19" style:family="graphic" style:parent-style-name="standard">
      <style:graphic-properties draw:textarea-horizontal-align="justify" draw:textarea-vertical-align="top" draw:auto-grow-height="false" fo:min-height="3.877cm" fo:min-width="10.93cm"/>
      <style:paragraph-properties style:writing-mode="lr-tb"/>
    </style:style>
    <style:style style:name="gr20" style:family="graphic" style:parent-style-name="standard">
      <style:graphic-properties draw:textarea-horizontal-align="justify" draw:textarea-vertical-align="middle" draw:auto-grow-height="false" fo:min-height="1.337cm" fo:min-width="1.405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10.227cm" fo:min-width="0cm"/>
      <style:paragraph-properties style:writing-mode="lr-tb"/>
    </style:style>
    <style:style style:name="P1" style:family="paragraph">
      <style:paragraph-properties fo:text-align="center"/>
    </style:style>
    <style:style style:name="P2" style:family="paragraph">
      <loext:graphic-properties draw:fill="none" draw:fill-color="#ffffff"/>
    </style:style>
    <style:style style:name="P3" style:family="paragraph">
      <loext:graphic-properties draw:fill="none"/>
      <style:paragraph-properties fo:text-align="center"/>
    </style:style>
    <style:style style:name="P4" style:family="paragraph">
      <style:text-properties fo:font-size="24pt" fo:font-weight="bold" style:font-size-asian="24pt" style:font-weight-asian="bold" style:font-size-complex="24pt" style:font-weight-complex="bold"/>
    </style:style>
    <style:style style:name="P5" style:family="paragraph">
      <loext:graphic-properties draw:fill="none" draw:fill-color="#ffffff"/>
      <style:text-properties fo:font-size="24pt" fo:font-weight="bold" style:font-size-asian="24pt" style:font-weight-asian="bold" style:font-size-complex="24pt" style:font-weight-complex="bold"/>
    </style:style>
    <style:style style:name="P6" style:family="paragraph">
      <style:paragraph-properties fo:text-align="center"/>
      <style:text-properties fo:font-size="18pt"/>
    </style:style>
    <style:style style:name="P7" style:family="paragraph">
      <style:text-properties fo:font-size="18pt"/>
    </style:style>
    <style:style style:name="P8" style:family="paragraph">
      <loext:graphic-properties draw:fill="none" draw:fill-color="#ffffff"/>
      <style:text-properties fo:font-size="18pt"/>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26pt" fo:font-weight="bold" style:font-size-asian="26pt" style:font-weight-asian="bold" style:font-size-complex="26pt" style:font-weight-complex="bold"/>
    </style:style>
    <style:style style:name="T3" style:family="text">
      <style:text-properties fo:font-weight="bold" style:font-weight-asian="bold" style:font-weight-complex="bold"/>
    </style:style>
    <style:style style:name="T4"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8.89cm" svg:height="1.905cm" svg:x="6.358cm" svg:y="24.495cm">
          <text:p text:style-name="P1">Validator + Dumper-plugin</text:p>
          <draw:enhanced-geometry svg:viewBox="0 0 21600 21600" draw:type="rectangle" draw:enhanced-path="M 0 0 L 21600 0 21600 21600 0 21600 0 0 Z N"/>
        </draw:custom-shape>
        <draw:custom-shape draw:style-name="gr2" draw:text-style-name="P1" xml:id="id6" draw:id="id6" draw:layer="layout" svg:width="6.668cm" svg:height="1.905cm" svg:x="29.536cm" svg:y="24.495cm">
          <text:p text:style-name="P1">Validator</text:p>
          <draw:enhanced-geometry svg:viewBox="0 0 21600 21600" draw:type="rectangle" draw:enhanced-path="M 0 0 L 21600 0 21600 21600 0 21600 0 0 Z N"/>
        </draw:custom-shape>
        <draw:custom-shape draw:style-name="gr3" draw:text-style-name="P1" xml:id="id5" draw:id="id5" draw:layer="layout" svg:width="6.668cm" svg:height="1.587cm" svg:x="29.535cm" svg:y="20.686cm">
          <text:p text:style-name="P1">Proxy</text:p>
          <draw:enhanced-geometry svg:viewBox="0 0 21600 21600" draw:type="rectangle" draw:enhanced-path="M 0 0 L 21600 0 21600 21600 0 21600 0 0 Z N"/>
        </draw:custom-shape>
        <draw:custom-shape draw:style-name="gr4" draw:text-style-name="P1" xml:id="id2" draw:id="id2" draw:layer="layout" svg:width="8.89cm" svg:height="1.588cm" svg:x="6.358cm" svg:y="21.637cm">
          <text:p text:style-name="P1">Dumper DB</text:p>
          <draw:enhanced-geometry svg:viewBox="0 0 21600 21600" draw:type="rectangle" draw:enhanced-path="M 0 0 L 21600 0 21600 21600 0 21600 0 0 Z N"/>
        </draw:custom-shape>
        <draw:custom-shape draw:style-name="gr1" draw:text-style-name="P1" xml:id="id4" draw:id="id4" draw:layer="layout" svg:width="8.89cm" svg:height="1.905cm" svg:x="6.358cm" svg:y="17.827cm">
          <text:p text:style-name="P1">Tracer API</text:p>
          <draw:enhanced-geometry svg:viewBox="0 0 21600 21600" draw:type="rectangle" draw:enhanced-path="M 0 0 L 21600 0 21600 21600 0 21600 0 0 Z N"/>
        </draw:custom-shape>
        <draw:custom-shape draw:style-name="gr5" draw:text-style-name="P1" xml:id="id3" draw:id="id3" draw:layer="layout" svg:width="8.573cm" svg:height="1.905cm" svg:x="17.788cm" svg:y="13.065cm">
          <text:p text:style-name="P1">Neon-RPC</text:p>
          <draw:enhanced-geometry svg:viewBox="0 0 21600 21600" draw:type="rectangle" draw:enhanced-path="M 0 0 L 21600 0 21600 21600 0 21600 0 0 Z N"/>
        </draw:custom-shape>
        <draw:custom-shape draw:style-name="gr6" draw:text-style-name="P1" xml:id="id7" draw:id="id7" draw:layer="layout" svg:width="6.985cm" svg:height="3.81cm" svg:x="18.106cm" svg:y="23.542cm">
          <text:p text:style-name="P1">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2" draw:layer="layout" svg:width="7.123cm" svg:height="1.673cm" svg:x="6.538cm" svg:y="12.979cm">
          <draw:text-box>
            <text:p>Historical data requests</text:p>
            <text:p>(EIP-1898 methods)</text:p>
          </draw:text-box>
        </draw:frame>
        <draw:connector draw:style-name="gr8" draw:text-style-name="P3" draw:layer="layout" draw:type="curve" svg:x1="10.803cm" svg:y1="24.495cm" svg:x2="10.803cm" svg:y2="23.225cm" draw:start-shape="id1" draw:start-glue-point="0" draw:end-shape="id2" draw:end-glue-point="2" svg:d="M10803 24495v-1270" svg:viewBox="0 0 1 1271">
          <text:p/>
        </draw:connector>
        <draw:connector draw:style-name="gr9" draw:text-style-name="P3" draw:layer="layout" draw:type="curve" svg:x1="17.788cm" svg:y1="14.017cm" svg:x2="10.803cm" svg:y2="17.827cm" draw:start-shape="id3" draw:start-glue-point="3" draw:end-shape="id4" draw:end-glue-point="0" svg:d="M17788 14017c-4657 0-6985 1270-6985 3810" svg:viewBox="0 0 6986 3811">
          <text:p/>
        </draw:connector>
        <draw:connector draw:style-name="gr10" draw:text-style-name="P3" draw:layer="layout" draw:type="curve" svg:x1="26.361cm" svg:y1="14.017cm" svg:x2="32.869cm" svg:y2="20.686cm" draw:start-shape="id3" draw:start-glue-point="1" draw:end-shape="id5" draw:end-glue-point="0" svg:d="M26361 14017c4339 0 6508 2223 6508 6669" svg:viewBox="0 0 6509 6670">
          <text:p/>
        </draw:connector>
        <draw:frame draw:style-name="gr7" draw:text-style-name="P2" draw:layer="layout" svg:width="7.229cm" svg:height="1.673cm" svg:x="30.918cm" svg:y="13.7cm">
          <draw:text-box>
            <text:p>Transactions,</text:p>
            <text:p>Real-time data requests</text:p>
          </draw:text-box>
        </draw:frame>
        <draw:connector draw:style-name="gr11" draw:text-style-name="P3" draw:layer="layout" draw:type="curve" svg:x1="29.536cm" svg:y1="25.447cm" svg:x2="25.091cm" svg:y2="25.447cm" draw:start-shape="id6" draw:start-glue-point="3" draw:end-shape="id7" draw:end-glue-point="1" svg:d="M29536 25447h-4445" svg:viewBox="0 0 4446 1">
          <text:p/>
        </draw:connector>
        <draw:connector draw:style-name="gr12" draw:text-style-name="P3" draw:layer="layout" draw:type="curve" svg:x1="15.248cm" svg:y1="25.447cm" svg:x2="18.106cm" svg:y2="25.447cm" draw:start-shape="id1" draw:start-glue-point="1" draw:end-shape="id7" draw:end-glue-point="3" svg:d="M15248 25447h2858" svg:viewBox="0 0 2859 1">
          <text:p/>
        </draw:connector>
        <draw:connector draw:style-name="gr13" draw:text-style-name="P3" draw:layer="layout" draw:type="curve" svg:x1="32.869cm" svg:y1="22.273cm" svg:x2="32.87cm" svg:y2="24.495cm" draw:start-shape="id5" draw:start-glue-point="2" draw:end-shape="id6" draw:end-glue-point="0" svg:d="M32869 22273c0 1665 1 554 1 2222" svg:viewBox="0 0 2 2223">
          <text:p/>
        </draw:connector>
        <draw:connector draw:style-name="gr14" draw:text-style-name="P3" draw:layer="layout" draw:type="curve" svg:x1="10.803cm" svg:y1="19.732cm" svg:x2="10.803cm" svg:y2="21.637cm" draw:start-shape="id4" draw:start-glue-point="2" draw:end-shape="id2" draw:end-glue-point="0" svg:d="M10803 19732v1905" svg:viewBox="0 0 1 1906">
          <text:p/>
        </draw:connector>
        <draw:connector draw:style-name="gr15" draw:text-style-name="P3" draw:layer="layout" draw:type="curve" svg:x1="22.086cm" svg:y1="10.127cm" svg:x2="22.074cm" svg:y2="13.065cm" draw:end-shape="id3" draw:end-glue-point="0" svg:d="M22086 10127c0 1827-12 358-12 2938" svg:viewBox="0 0 13 2939">
          <text:p/>
        </draw:connector>
        <draw:frame draw:style-name="gr7" draw:text-style-name="P2" draw:layer="layout" svg:width="2.437cm" svg:height="0.962cm" svg:x="20.963cm" svg:y="8.937cm">
          <draw:text-box>
            <text:p>Clients</text:p>
          </draw:text-box>
        </draw:frame>
        <draw:frame draw:style-name="gr7" draw:text-style-name="P5" draw:layer="layout" svg:width="11.259cm" svg:height="1.195cm" svg:x="14.97cm" svg:y="1.637cm">
          <draw:text-box>
            <text:p text:style-name="P4"><text:span text:style-name="T1">Testing environment </text:span><text:span text:style-name="T1">setup</text:span></text:p>
          </draw:text-box>
        </draw:frame>
        <draw:custom-shape draw:style-name="gr16" draw:text-style-name="P1" xml:id="id8" draw:id="id8" draw:layer="layout" svg:width="6.985cm" svg:height="1.587cm" svg:x="26.4cm" svg:y="6.715cm">
          <text:p text:style-name="P1">Graph-node</text:p>
          <draw:enhanced-geometry svg:viewBox="0 0 21600 21600" draw:type="rectangle" draw:enhanced-path="M 0 0 L 21600 0 21600 21600 0 21600 0 0 Z N"/>
        </draw:custom-shape>
        <draw:connector draw:style-name="gr17" draw:text-style-name="P3" draw:layer="layout" draw:type="curve" svg:x1="22.074cm" svg:y1="13.065cm" svg:x2="29.892cm" svg:y2="8.302cm" draw:start-shape="id3" draw:start-glue-point="0" draw:end-shape="id8" draw:end-glue-point="2" svg:d="M22074 13065c0-3573 7818-1192 7818-4763" svg:viewBox="0 0 7819 4764">
          <text:p/>
        </draw:connector>
        <draw:frame draw:style-name="gr7" draw:text-style-name="P2" draw:layer="layout" svg:width="1.806cm" svg:height="0.962cm" svg:x="35.706cm" svg:y="22.898cm">
          <draw:text-box>
            <text:p>USA</text:p>
          </draw:text-box>
        </draw:frame>
        <draw:frame draw:style-name="gr7" draw:text-style-name="P2" draw:layer="layout" svg:width="3.11cm" svg:height="0.962cm" svg:x="2.587cm" svg:y="20.358cm">
          <draw:text-box>
            <text:p>Germany</text:p>
          </draw:text-box>
        </draw:frame>
      </draw:page>
      <draw:page draw:name="page2" draw:style-name="dp1" draw:master-page-name="Default">
        <draw:custom-shape draw:style-name="gr1" draw:text-style-name="P1" xml:id="id9" draw:id="id9" draw:layer="layout" svg:width="8.89cm" svg:height="1.905cm" svg:x="6.358cm" svg:y="24.495cm">
          <text:p text:style-name="P1">Validator + Dumper-plugin</text:p>
          <draw:enhanced-geometry svg:viewBox="0 0 21600 21600" draw:type="rectangle" draw:enhanced-path="M 0 0 L 21600 0 21600 21600 0 21600 0 0 Z N"/>
        </draw:custom-shape>
        <draw:custom-shape draw:style-name="gr4" draw:text-style-name="P1" xml:id="id10" draw:id="id10" draw:layer="layout" svg:width="8.89cm" svg:height="1.588cm" svg:x="6.358cm" svg:y="21.637cm">
          <text:p text:style-name="P1">Dumper DB</text:p>
          <draw:enhanced-geometry svg:viewBox="0 0 21600 21600" draw:type="rectangle" draw:enhanced-path="M 0 0 L 21600 0 21600 21600 0 21600 0 0 Z N"/>
        </draw:custom-shape>
        <draw:custom-shape draw:style-name="gr1" draw:text-style-name="P1" xml:id="id12" draw:id="id12" draw:layer="layout" svg:width="8.89cm" svg:height="1.905cm" svg:x="6.358cm" svg:y="17.827cm">
          <text:p text:style-name="P1">Tracer API</text:p>
          <draw:enhanced-geometry svg:viewBox="0 0 21600 21600" draw:type="rectangle" draw:enhanced-path="M 0 0 L 21600 0 21600 21600 0 21600 0 0 Z N"/>
        </draw:custom-shape>
        <draw:custom-shape draw:style-name="gr5" draw:text-style-name="P1" xml:id="id11" draw:id="id11" draw:layer="layout" svg:width="8.573cm" svg:height="1.905cm" svg:x="17.788cm" svg:y="13.065cm">
          <text:p text:style-name="P1">Neon-RPC</text:p>
          <draw:enhanced-geometry svg:viewBox="0 0 21600 21600" draw:type="rectangle" draw:enhanced-path="M 0 0 L 21600 0 21600 21600 0 21600 0 0 Z N"/>
        </draw:custom-shape>
        <draw:frame draw:style-name="gr7" draw:text-style-name="P2" draw:layer="layout" svg:width="7.123cm" svg:height="1.673cm" svg:x="6.538cm" svg:y="12.979cm">
          <draw:text-box>
            <text:p>Historical data requests</text:p>
            <text:p>(EIP-1898 methods)</text:p>
          </draw:text-box>
        </draw:frame>
        <draw:connector draw:style-name="gr8" draw:text-style-name="P3" draw:layer="layout" draw:type="curve" svg:x1="10.803cm" svg:y1="24.495cm" svg:x2="10.803cm" svg:y2="23.225cm" draw:start-shape="id9" draw:start-glue-point="0" draw:end-shape="id10" draw:end-glue-point="2" svg:d="M10803 24495v-1270" svg:viewBox="0 0 1 1271">
          <text:p/>
        </draw:connector>
        <draw:connector draw:style-name="gr9" draw:text-style-name="P3" draw:layer="layout" draw:type="curve" svg:x1="17.788cm" svg:y1="14.017cm" svg:x2="10.803cm" svg:y2="17.827cm" draw:start-shape="id11" draw:start-glue-point="3" draw:end-shape="id12" draw:end-glue-point="0" svg:d="M17788 14017c-4657 0-6985 1270-6985 3810" svg:viewBox="0 0 6986 3811">
          <text:p/>
        </draw:connector>
        <draw:connector draw:style-name="gr14" draw:text-style-name="P3" draw:layer="layout" draw:type="curve" svg:x1="10.803cm" svg:y1="19.732cm" svg:x2="10.803cm" svg:y2="21.637cm" draw:start-shape="id12" draw:start-glue-point="2" draw:end-shape="id10" draw:end-glue-point="0" svg:d="M10803 19732v1905" svg:viewBox="0 0 1 1906">
          <text:p/>
        </draw:connector>
        <draw:connector draw:style-name="gr15" draw:text-style-name="P3" draw:layer="layout" draw:type="curve" svg:x1="22.086cm" svg:y1="10.127cm" svg:x2="22.074cm" svg:y2="13.065cm" draw:end-shape="id11" draw:end-glue-point="0" svg:d="M22086 10127c0 1827-12 358-12 2938" svg:viewBox="0 0 13 2939">
          <text:p/>
        </draw:connector>
        <draw:frame draw:style-name="gr7" draw:text-style-name="P5" draw:layer="layout" svg:width="15.336cm" svg:height="1.195cm" svg:x="14.97cm" svg:y="1.636cm">
          <draw:text-box>
            <text:p text:style-name="P4"><text:span text:style-name="T1">1. Measuring Tracer </text:span><text:span text:style-name="T1">API Throughtput</text:span></text:p>
          </draw:text-box>
        </draw:frame>
        <draw:frame draw:style-name="gr18" draw:text-style-name="P2" draw:layer="layout" svg:width="12.065cm" svg:height="17.465cm" svg:x="28.622cm" svg:y="7.643cm">
          <draw:text-box>
            <text:p><text:span text:style-name="T2">Scenario</text:span></text:p>
            <text:p><text:span text:style-name="T2"/></text:p>
            <text:p>1. <text:span text:style-name="T3">Prepare</text:span> historical data using ordinary proxy API (change balances in different blocks, write data to contract storages, deploy contracts)</text:p>
            <text:p/>
            <text:p/>
            <text:p>2. <text:span text:style-name="T3">Query</text:span> historical data using EIP-1898 methods (massively in parallel with increasing RPS), <text:span text:style-name="T3">Measure</text:span> RPS</text:p>
            <text:p/>
            <text:p>eth_getBalance</text:p>
            <text:p>eth_getStorageAt</text:p>
            <text:p>eth_getTransactionCount</text:p>
            <text:p>eth_getCode</text:p>
            <text:p>eth_call</text:p>
            <text:p/>
            <text:p><text:span text:style-name="T1">Purpose</text:span></text:p>
            <text:p/>
            <text:p>Find RPS limits for every particular API method, find average maximum RPS for single Tracer API node</text:p>
          </draw:text-box>
        </draw:frame>
        <draw:frame draw:style-name="gr7" draw:text-style-name="P2" draw:layer="layout" svg:width="4.481cm" svg:height="0.962cm" svg:x="20.014cm" svg:y="8.937cm">
          <draw:text-box>
            <text:p>Locust Clients</text:p>
          </draw:text-box>
        </draw:frame>
      </draw:page>
      <draw:page draw:name="page3" draw:style-name="dp1" draw:master-page-name="Default">
        <draw:custom-shape draw:style-name="gr2" draw:text-style-name="P6" xml:id="id15" draw:id="id15" draw:layer="layout" svg:width="6.668cm" svg:height="1.905cm" svg:x="29.536cm" svg:y="24.495cm">
          <text:p text:style-name="P6">Validator</text:p>
          <draw:enhanced-geometry svg:viewBox="0 0 21600 21600" draw:type="rectangle" draw:enhanced-path="M 0 0 L 21600 0 21600 21600 0 21600 0 0 Z N"/>
        </draw:custom-shape>
        <draw:custom-shape draw:style-name="gr3" draw:text-style-name="P6" xml:id="id14" draw:id="id14" draw:layer="layout" svg:width="6.668cm" svg:height="1.587cm" svg:x="29.535cm" svg:y="20.686cm">
          <text:p text:style-name="P6">Proxy</text:p>
          <draw:enhanced-geometry svg:viewBox="0 0 21600 21600" draw:type="rectangle" draw:enhanced-path="M 0 0 L 21600 0 21600 21600 0 21600 0 0 Z N"/>
        </draw:custom-shape>
        <draw:custom-shape draw:style-name="gr5" draw:text-style-name="P6" xml:id="id13" draw:id="id13" draw:layer="layout" svg:width="8.573cm" svg:height="1.905cm" svg:x="17.788cm" svg:y="13.065cm">
          <text:p text:style-name="P6">Neon-RPC</text:p>
          <draw:enhanced-geometry svg:viewBox="0 0 21600 21600" draw:type="rectangle" draw:enhanced-path="M 0 0 L 21600 0 21600 21600 0 21600 0 0 Z N"/>
        </draw:custom-shape>
        <draw:connector draw:style-name="gr10" draw:text-style-name="P3" draw:layer="layout" draw:type="curve" svg:x1="26.361cm" svg:y1="14.017cm" svg:x2="32.869cm" svg:y2="20.686cm" draw:start-shape="id13" draw:start-glue-point="1" draw:end-shape="id14" draw:end-glue-point="0" svg:d="M26361 14017c4339 0 6508 2223 6508 6669" svg:viewBox="0 0 6509 6670">
          <text:p/>
        </draw:connector>
        <draw:connector draw:style-name="gr13" draw:text-style-name="P3" draw:layer="layout" draw:type="curve" svg:x1="32.869cm" svg:y1="22.273cm" svg:x2="32.87cm" svg:y2="24.495cm" draw:start-shape="id14" draw:start-glue-point="2" draw:end-shape="id15" draw:end-glue-point="0" svg:d="M32869 22273c0 1665 1 554 1 2222" svg:viewBox="0 0 2 2223">
          <text:p/>
        </draw:connector>
        <draw:connector draw:style-name="gr15" draw:text-style-name="P3" draw:layer="layout" draw:type="curve" svg:x1="22.086cm" svg:y1="10.127cm" svg:x2="22.074cm" svg:y2="13.065cm" draw:end-shape="id13" draw:end-glue-point="0" svg:d="M22086 10127c0 1827-12 358-12 2938" svg:viewBox="0 0 13 2939">
          <text:p/>
        </draw:connector>
        <draw:frame draw:style-name="gr7" draw:text-style-name="P8" draw:layer="layout" svg:width="4.342cm" svg:height="0.962cm" svg:x="19.835cm" svg:y="8.937cm">
          <draw:text-box>
            <text:p text:style-name="P7">Locust clients</text:p>
          </draw:text-box>
        </draw:frame>
        <draw:frame draw:style-name="gr7" draw:text-style-name="P5" draw:layer="layout" svg:width="18.909cm" svg:height="1.195cm" svg:x="14.97cm" svg:y="1.637cm">
          <draw:text-box>
            <text:p text:style-name="P4"><text:span text:style-name="T1">2. Measuring </text:span><text:span text:style-name="T1">proxy’s eth_getLogs </text:span><text:span text:style-name="T1">throughput</text:span></text:p>
          </draw:text-box>
        </draw:frame>
        <draw:frame draw:style-name="gr18" draw:text-style-name="P2" draw:layer="layout" svg:width="12.065cm" svg:height="13.677cm" svg:x="3.54cm" svg:y="7.667cm">
          <draw:text-box>
            <text:p><text:span text:style-name="T2">Scenario</text:span></text:p>
            <text:p><text:span text:style-name="T2"/></text:p>
            <text:p>1. <text:span text:style-name="T3">Prepare</text:span> historical data by deploying special smart contract which will produce </text:p>
            <text:p>events</text:p>
            <text:p/>
            <text:p>2. <text:span text:style-name="T3">Query</text:span> events using eth_getLogs method (massively in parallel), <text:span text:style-name="T3">measure</text:span> RPS</text:p>
            <text:p/>
            <text:p><text:span text:style-name="T1">Purpose</text:span></text:p>
            <text:p/>
            <text:p>Find RPS limits for eth_getLogs method</text:p>
          </draw:text-box>
        </draw:frame>
      </draw:page>
      <draw:page draw:name="page4" draw:style-name="dp1" draw:master-page-name="Default">
        <draw:custom-shape draw:style-name="gr1" draw:text-style-name="P1" xml:id="id16" draw:id="id16" draw:layer="layout" svg:width="8.89cm" svg:height="1.905cm" svg:x="6.358cm" svg:y="24.495cm">
          <text:p text:style-name="P1">Validator + Dumper-plugin</text:p>
          <draw:enhanced-geometry svg:viewBox="0 0 21600 21600" draw:type="rectangle" draw:enhanced-path="M 0 0 L 21600 0 21600 21600 0 21600 0 0 Z N"/>
        </draw:custom-shape>
        <draw:custom-shape draw:style-name="gr2" draw:text-style-name="P1" xml:id="id21" draw:id="id21" draw:layer="layout" svg:width="6.668cm" svg:height="1.905cm" svg:x="29.536cm" svg:y="24.495cm">
          <text:p text:style-name="P1">Validator</text:p>
          <draw:enhanced-geometry svg:viewBox="0 0 21600 21600" draw:type="rectangle" draw:enhanced-path="M 0 0 L 21600 0 21600 21600 0 21600 0 0 Z N"/>
        </draw:custom-shape>
        <draw:custom-shape draw:style-name="gr3" draw:text-style-name="P1" xml:id="id20" draw:id="id20" draw:layer="layout" svg:width="6.668cm" svg:height="1.587cm" svg:x="29.535cm" svg:y="20.686cm">
          <text:p text:style-name="P1">Proxy</text:p>
          <draw:enhanced-geometry svg:viewBox="0 0 21600 21600" draw:type="rectangle" draw:enhanced-path="M 0 0 L 21600 0 21600 21600 0 21600 0 0 Z N"/>
        </draw:custom-shape>
        <draw:custom-shape draw:style-name="gr4" draw:text-style-name="P1" xml:id="id17" draw:id="id17" draw:layer="layout" svg:width="8.89cm" svg:height="1.588cm" svg:x="6.358cm" svg:y="21.637cm">
          <text:p text:style-name="P1">Dumper DB</text:p>
          <draw:enhanced-geometry svg:viewBox="0 0 21600 21600" draw:type="rectangle" draw:enhanced-path="M 0 0 L 21600 0 21600 21600 0 21600 0 0 Z N"/>
        </draw:custom-shape>
        <draw:custom-shape draw:style-name="gr1" draw:text-style-name="P1" xml:id="id19" draw:id="id19" draw:layer="layout" svg:width="8.89cm" svg:height="1.905cm" svg:x="6.358cm" svg:y="17.827cm">
          <text:p text:style-name="P1">Tracer API</text:p>
          <draw:enhanced-geometry svg:viewBox="0 0 21600 21600" draw:type="rectangle" draw:enhanced-path="M 0 0 L 21600 0 21600 21600 0 21600 0 0 Z N"/>
        </draw:custom-shape>
        <draw:custom-shape draw:style-name="gr5" draw:text-style-name="P1" xml:id="id18" draw:id="id18" draw:layer="layout" svg:width="8.573cm" svg:height="1.905cm" svg:x="17.788cm" svg:y="13.065cm">
          <text:p text:style-name="P1">Neon-RPC</text:p>
          <draw:enhanced-geometry svg:viewBox="0 0 21600 21600" draw:type="rectangle" draw:enhanced-path="M 0 0 L 21600 0 21600 21600 0 21600 0 0 Z N"/>
        </draw:custom-shape>
        <draw:custom-shape draw:style-name="gr6" draw:text-style-name="P1" xml:id="id22" draw:id="id22" draw:layer="layout" svg:width="6.985cm" svg:height="3.81cm" svg:x="18.106cm" svg:y="23.542cm">
          <text:p text:style-name="P1">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2" draw:layer="layout" svg:width="7.123cm" svg:height="1.673cm" svg:x="6.538cm" svg:y="12.979cm">
          <draw:text-box>
            <text:p>Historical data requests</text:p>
            <text:p>(EIP-1898 methods)</text:p>
          </draw:text-box>
        </draw:frame>
        <draw:connector draw:style-name="gr8" draw:text-style-name="P3" draw:layer="layout" draw:type="curve" svg:x1="10.803cm" svg:y1="24.495cm" svg:x2="10.803cm" svg:y2="23.225cm" draw:start-shape="id16" draw:start-glue-point="0" draw:end-shape="id17" draw:end-glue-point="2" svg:d="M10803 24495v-1270" svg:viewBox="0 0 1 1271">
          <text:p/>
        </draw:connector>
        <draw:connector draw:style-name="gr9" draw:text-style-name="P3" draw:layer="layout" draw:type="curve" svg:x1="17.788cm" svg:y1="14.017cm" svg:x2="10.803cm" svg:y2="17.827cm" draw:start-shape="id18" draw:start-glue-point="3" draw:end-shape="id19" draw:end-glue-point="0" svg:d="M17788 14017c-4657 0-6985 1270-6985 3810" svg:viewBox="0 0 6986 3811">
          <text:p/>
        </draw:connector>
        <draw:connector draw:style-name="gr10" draw:text-style-name="P3" draw:layer="layout" draw:type="curve" svg:x1="26.361cm" svg:y1="14.017cm" svg:x2="32.869cm" svg:y2="20.686cm" draw:start-shape="id18" draw:start-glue-point="1" draw:end-shape="id20" draw:end-glue-point="0" svg:d="M26361 14017c4339 0 6508 2223 6508 6669" svg:viewBox="0 0 6509 6670">
          <text:p/>
        </draw:connector>
        <draw:frame draw:style-name="gr7" draw:text-style-name="P2" draw:layer="layout" svg:width="7.229cm" svg:height="1.673cm" svg:x="30.918cm" svg:y="13.7cm">
          <draw:text-box>
            <text:p>Transactions,</text:p>
            <text:p>Real-time data requests</text:p>
          </draw:text-box>
        </draw:frame>
        <draw:connector draw:style-name="gr11" draw:text-style-name="P3" draw:layer="layout" draw:type="curve" svg:x1="29.536cm" svg:y1="25.447cm" svg:x2="25.091cm" svg:y2="25.447cm" draw:start-shape="id21" draw:start-glue-point="3" draw:end-shape="id22" draw:end-glue-point="1" svg:d="M29536 25447h-4445" svg:viewBox="0 0 4446 1">
          <text:p/>
        </draw:connector>
        <draw:connector draw:style-name="gr12" draw:text-style-name="P3" draw:layer="layout" draw:type="curve" svg:x1="15.248cm" svg:y1="25.447cm" svg:x2="18.106cm" svg:y2="25.447cm" draw:start-shape="id16" draw:start-glue-point="1" draw:end-shape="id22" draw:end-glue-point="3" svg:d="M15248 25447h2858" svg:viewBox="0 0 2859 1">
          <text:p/>
        </draw:connector>
        <draw:connector draw:style-name="gr13" draw:text-style-name="P3" draw:layer="layout" draw:type="curve" svg:x1="32.869cm" svg:y1="22.273cm" svg:x2="32.87cm" svg:y2="24.495cm" draw:start-shape="id20" draw:start-glue-point="2" draw:end-shape="id21" draw:end-glue-point="0" svg:d="M32869 22273c0 1665 1 554 1 2222" svg:viewBox="0 0 2 2223">
          <text:p/>
        </draw:connector>
        <draw:connector draw:style-name="gr14" draw:text-style-name="P3" draw:layer="layout" draw:type="curve" svg:x1="10.803cm" svg:y1="19.732cm" svg:x2="10.803cm" svg:y2="21.637cm" draw:start-shape="id19" draw:start-glue-point="2" draw:end-shape="id17" draw:end-glue-point="0" svg:d="M10803 19732v1905" svg:viewBox="0 0 1 1906">
          <text:p/>
        </draw:connector>
        <draw:frame draw:style-name="gr7" draw:text-style-name="P5" draw:layer="layout" svg:width="22.617cm" svg:height="1.195cm" svg:x="14.97cm" svg:y="1.637cm">
          <draw:text-box>
            <text:p text:style-name="P4"><text:span text:style-name="T1">3. Measuring </text:span><text:span text:style-name="T1">relation: Num </text:span><text:span text:style-name="T1">subgraphs → Reqs </text:span><text:span text:style-name="T1">per Sec</text:span></text:p>
          </draw:text-box>
        </draw:frame>
        <draw:custom-shape draw:style-name="gr19" draw:text-style-name="P1" xml:id="id23" draw:id="id23" draw:layer="layout" svg:width="11.43cm" svg:height="4.127cm" svg:x="26.4cm" svg:y="4.175cm">
          <text:p text:style-name="P1">Graph-node</text:p>
          <draw:enhanced-geometry svg:viewBox="0 0 21600 21600" draw:type="rectangle" draw:enhanced-path="M 0 0 L 21600 0 21600 21600 0 21600 0 0 Z N"/>
        </draw:custom-shape>
        <draw:connector draw:style-name="gr17" draw:text-style-name="P3" draw:layer="layout" draw:type="curve" svg:x1="22.074cm" svg:y1="13.065cm" svg:x2="32.115cm" svg:y2="8.302cm" draw:start-shape="id18" draw:start-glue-point="0" draw:end-shape="id23" draw:end-glue-point="2" svg:d="M22074 13065c0-3573 10041-1192 10041-4763" svg:viewBox="0 0 10042 4764">
          <text:p/>
        </draw:connector>
        <draw:custom-shape draw:style-name="gr20" draw:text-style-name="P1" draw:layer="layout" svg:width="1.905cm" svg:height="1.587cm" svg:x="27.035cm" svg:y="6.08cm">
          <text:p text:style-name="P1">SubG</text:p>
          <draw:enhanced-geometry svg:viewBox="0 0 21600 21600" draw:type="rectangle" draw:enhanced-path="M 0 0 L 21600 0 21600 21600 0 21600 0 0 Z N"/>
        </draw:custom-shape>
        <draw:custom-shape draw:style-name="gr20" draw:text-style-name="P1" draw:layer="layout" svg:width="1.905cm" svg:height="1.587cm" svg:x="29.575cm" svg:y="6.08cm">
          <text:p text:style-name="P1">SubG</text:p>
          <draw:enhanced-geometry svg:viewBox="0 0 21600 21600" draw:type="rectangle" draw:enhanced-path="M 0 0 L 21600 0 21600 21600 0 21600 0 0 Z N"/>
        </draw:custom-shape>
        <draw:custom-shape draw:style-name="gr20" draw:text-style-name="P1" draw:layer="layout" svg:width="1.905cm" svg:height="1.587cm" svg:x="32.115cm" svg:y="6.08cm">
          <text:p text:style-name="P1">SubG</text:p>
          <draw:enhanced-geometry svg:viewBox="0 0 21600 21600" draw:type="rectangle" draw:enhanced-path="M 0 0 L 21600 0 21600 21600 0 21600 0 0 Z N"/>
        </draw:custom-shape>
        <draw:custom-shape draw:style-name="gr20" draw:text-style-name="P1" draw:layer="layout" svg:width="1.905cm" svg:height="1.587cm" svg:x="34.655cm" svg:y="6.08cm">
          <text:p text:style-name="P1">SubG</text:p>
          <draw:enhanced-geometry svg:viewBox="0 0 21600 21600" draw:type="rectangle" draw:enhanced-path="M 0 0 L 21600 0 21600 21600 0 21600 0 0 Z N"/>
        </draw:custom-shape>
        <draw:frame draw:style-name="gr7" draw:text-style-name="P2" draw:layer="layout" svg:width="1.806cm" svg:height="0.962cm" svg:x="24.594cm" svg:y="9.563cm">
          <draw:text-box>
            <text:p>RPS</text:p>
          </draw:text-box>
        </draw:frame>
        <draw:frame draw:style-name="gr21" draw:text-style-name="P2" draw:layer="layout" svg:width="20.221cm" svg:height="10.477cm" svg:x="1.734cm" svg:y="3.54cm">
          <draw:text-box>
            <text:p><text:span text:style-name="T1">Assumptions:</text:span></text:p>
            <text:p><text:span text:style-name="T1"/></text:p>
            <text:p>Graph node produces constant loading on Neon-RPC given amount of</text:p>
            <text:p>deployed subgraphs</text:p>
            <text:p>Relation Num-subgraphs → Num-requests is linear:</text:p>
            <text:p/>
            <text:p><text:span text:style-name="T3">Num-reqs = A * Num-</text:span><text:span text:style-name="T3">subgraphs</text:span></text:p>
            <text:p/>
            <text:p>Where A is constant</text:p>
            <text:p/>
            <text:p><text:span text:style-name="T1">Purpose</text:span><text:span text:style-name="T4">:</text:span></text:p>
            <text:p/>
            <text:p>Find <text:span text:style-name="T3">A</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4" draw:display-name="Arrowheads 4"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8-24T14:14:10.217020075</meta:creation-date>
    <dc:date>2022-08-24T15:32:02.092567249</dc:date>
    <meta:editing-duration>PT36M12S</meta:editing-duration>
    <meta:editing-cycles>10</meta:editing-cycles>
    <meta:generator>LibreOffice/7.3.5.2$Linux_X86_64 LibreOffice_project/30$Build-2</meta:generator>
    <meta:document-statistic meta:object-count="69"/>
  </office:meta>
</office:document-meta>
</file>